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line-break/>Часть 5: Работа с медиа-запросами и адаптивный дизайн</text:h>
      <text:h text:style-name="P1" text:outline-level="4">1. Медиа-запросы</text:h>
      <text:p text:style-name="P2"><text:span text:style-name="Strong_20_Emphasis">Основы адаптивного дизайна:</text:span> Медиа-запросы - это способ изменения стилей в зависимости от различных характеристик устройства, таких как ширина экрана, разрешение, ориентация и другие параметры. Они позволяют создавать адаптивный дизайн, который корректно отображается на различных устройствах.</text:p>
      <text:p text:style-name="P2"><text:span text:style-name="Strong_20_Emphasis">Применение медиа-запросов для различных устройств:</text:span> С помощью медиа-запросов можно создавать стили, которые будут применяться только при определенных условиях, например, для мобильных устройств, планшетов, ноутбуков и десктопов.</text:p>
      <text:h text:style-name="P1" text:outline-level="4">2. Responsive Design</text:h>
      <text:p text:style-name="P2"><text:span text:style-name="Strong_20_Emphasis">Fluid layouts:</text:span> Адаптивный дизайн включает в себя использование гибких макетов, которые масштабируются и изменяются в зависимости от размера экрана. Гибкие единицы измерения, такие как проценты и относительные единицы, используются для создания макетов, которые подстраиваются под разные экраны.</text:p>
      <text:p text:style-name="P2"><text:span text:style-name="Strong_20_Emphasis">Mobile-first подход:</text:span> Создание дизайна, начиная с мобильных устройств и постепенно добавляя стили для более крупных экранов. Этот подход обеспечивает более эффективный и гибкий процесс разработки.</text:p>
      <text:p text:style-name="P2">Понимание медиа-запросов и адаптивного дизайна важно для создания веб-страниц, которые хорошо выглядят и функционируют на различных устройствах и разрешениях экранов, обеспечивая лучший пользовательский опыт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30T16:40:14.19</dc:date>
    <meta:document-statistic meta:table-count="0" meta:image-count="0" meta:object-count="0" meta:page-count="1" meta:paragraph-count="8" meta:word-count="160" meta:character-count="1306"/>
    <dc:creator>Dima Wide</dc:creator>
    <meta:user-defined meta:name="Info 1"/>
    <meta:user-defined meta:name="Info 2"/>
    <meta:user-defined meta:name="Info 3"/>
    <meta:user-defined meta:name="Info 4"/>
  </office:meta>
</office:document-meta>
</file>